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0" office:value-type="string">
            <text:p>2023-08-12_15-59-33_000.jpg</text:p>
          </table:table-cell>
          <table:table-cell table:style-name="ce26" office:value-type="string">
            <text:p>:bookmemo / 読んだ本：読み始め / 『発達障害』 / 著者=太田昌孝、編著 / 目次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7" office:value-type="string">
            <text:p>2023-08-12_15-59-59_000.jpg</text:p>
          </table:table-cell>
          <table:table-cell table:style-name="ce26" office:value-type="string">
            <text:p>:bookmemo / 読んだ本：読み始め / 『発達障害』 / 著者=太田昌孝、編著 / 目次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bookmemo / 読んだ本：読み始め / 『発達障害』 / 著者=太田昌孝、編著 / 目次">
            <text:p>:bookmemo / 読んだ本：読み始め / 『発達障害』 / 著者=太田昌孝、編著 / 目次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18" office:value-type="string">
            <text:p>2023-08-12_16-00-24_000.jpg</text:p>
          </table:table-cell>
          <table:table-cell table:style-name="ce26" office:value-type="string">
            <text:p>:bookmemo / 読んだ本：読み始め / 『発達障害』 / 著者=太田昌孝、編著 / 目次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bookmemo / 読んだ本：読み始め / 『発達障害』 / 著者=太田昌孝、編著 / 目次">
            <text:p>:bookmemo / 読んだ本：読み始め / 『発達障害』 / 著者=太田昌孝、編著 / 目次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3">
            <text:p>13</text:p>
          </table:table-cell>
          <table:table-cell table:style-name="ce18" office:value-type="string">
            <text:p>2023-08-12_16-00-36_000.jpg</text:p>
          </table:table-cell>
          <table:table-cell table:style-name="ce26" office:value-type="string">
            <text:p>:bookmemo / 読んだ本：読み始め / 『発達障害』 / 著者=太田昌孝、編著 / 目次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7];CONCATENATE([.C7];&quot; / &quot;;[.E5]))" office:value-type="string" office:string-value=":m Other / 買うもの / item=~,at=キャン・ドゥ,for=~,other=買った">
            <text:p>:m Other / 買うもの / item=~,at=キャン・ドゥ,for=~,other=買った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17" office:value-type="string">
            <text:p>2023-08-12_01-07-16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:PHOTO 寝た時刻 / 2023">
            <text:p>:m :PHOTO 寝た時刻 / 2023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8" office:value-type="string">
            <text:p>2023-08-12_09-32-15_000.jpg</text:p>
          </table:table-cell>
          <table:table-cell table:style-name="ce26" office:value-type="string">
            <text:p>:m Other / 買うもの / item=~,at=キャン・ドゥ,for=~,other=買った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Other / 買うもの / item=~,at=キャン・ドゥ,for=~,other=買った">
            <text:p>:m Other / 買うもの / item=~,at=キャン・ドゥ,for=~,other=買った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8" office:value-type="string">
            <text:p>2023-08-11_21-29-28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0" office:value-type="string">
            <text:p>2023-08-12_13-04-29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8" office:value-type="string">
            <text:p>2023-08-12_07-29-13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7" office:value-type="string">
            <text:p>2023-08-11_21-29-22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7" office:value-type="float" office:value="1">
            <text:p>1</text:p>
          </table:table-cell>
          <table:table-cell table:style-name="ce18" office:value-type="string">
            <text:p>2023-08-11_18-34-57_000.mp4</text:p>
          </table:table-cell>
          <table:table-cell table:style-name="ce26" office:value-type="string">
            <text:p>:VIDEO / @自室 / 記録 / jap.flute / 演奏、play / R=1 / genre=melody:,for=,file-piece-id=~,memo=~,session=hour-18,recording-id=~,other=~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VIDEO / @自室 / 記録 / jap.flute / 演奏、play / R=1 / genre=melody:,for=,file-piece-id=~,memo=~,session=hour-18,recording-id=~,other=~ / follow+">
            <text:p>:VIDEO / @自室 / 記録 / jap.flute / 演奏、play / R=1 / genre=melody:,for=,file-piece-id=~,memo=~,session=hour-18,recording-id=~,other=~ / follow+</text:p>
          </table:table-cell>
          <table:table-cell table:style-name="ce10" table:formula="of:=RIGHT([.B12];[.K12])" office:value-type="string" office:string-value="mp4">
            <text:p>mp4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8" office:value-type="string">
            <text:p>2023-08-11_18-40-28_000.mp4</text:p>
          </table:table-cell>
          <table:table-cell table:style-name="ce26" office:value-type="string">
            <text:p>:VIDEO / @自室 / 記録 / jap.flute / 演奏、play / R=2 / genre=melody:,for=,file-piece-id=~,memo=~,session=hour-18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VIDEO / @自室 / 記録 / jap.flute / 演奏、play / R=2 / genre=melody:,for=,file-piece-id=~,memo=~,session=hour-18,recording-id=~,other=~ / follow+">
            <text:p>:VIDEO / @自室 / 記録 / jap.flute / 演奏、play / R=2 / genre=melody:,for=,file-piece-id=~,memo=~,session=hour-18,recording-id=~,other=~ / follow+</text:p>
          </table:table-cell>
          <table:table-cell table:style-name="ce10" table:formula="of:=RIGHT([.B13];[.K13])" office:value-type="string" office:string-value="mp4">
            <text:p>mp4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8" office:value-type="string">
            <text:p>2023-08-11_18-44-57_000.mp4</text:p>
          </table:table-cell>
          <table:table-cell table:style-name="ce26" office:value-type="string">
            <text:p>:VIDEO / @自室 / 記録 / jap.flute / 演奏、play / R=3 / genre=melody:,for=,file-piece-id=~,memo=~,session=hour-18,recording-id=~,other=use:otsu / follow+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VIDEO / @自室 / 記録 / jap.flute / 演奏、play / R=3 / genre=melody:,for=,file-piece-id=~,memo=~,session=hour-18,recording-id=~,other=use:otsu / follow++">
            <text:p>:VIDEO / @自室 / 記録 / jap.flute / 演奏、play / R=3 / genre=melody:,for=,file-piece-id=~,memo=~,session=hour-18,recording-id=~,other=use:otsu / follow++</text:p>
          </table:table-cell>
          <table:table-cell table:style-name="ce10" table:formula="of:=RIGHT([.B14];[.K14])" office:value-type="string" office:string-value="mp4">
            <text:p>mp4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2">2023/08/12</text:date>, <text:time>17:21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8-12T17:21:15.66</dc:date>
    <dc:creator>岩淵 謙</dc:creator>
    <meta:editing-duration>P58DT4H56M21S</meta:editing-duration>
    <meta:editing-cycles>19436</meta:editing-cycles>
    <meta:document-statistic meta:table-count="2" meta:cell-count="923" meta:object-count="0"/>
    <meta:user-defined meta:name="qrichtext">1</meta:user-defined>
  </office:meta>
</office:document-meta>
</file>